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61.8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bee-sensor_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6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In Stock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,C2</text:p>
          </table:table-cell>
          <table:table-cell table:style-name="ce5" office:value-type="string" calcext:value-type="string">
            <text:p>C_0805_2012Metric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4.7uF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3,C7,C8,C9</text:p>
          </table:table-cell>
          <table:table-cell table:style-name="ce5" office:value-type="string" calcext:value-type="string">
            <text:p>C_0603_1608Metric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4,C12</text:p>
          </table:table-cell>
          <table:table-cell table:style-name="ce5" office:value-type="string" calcext:value-type="string">
            <text:p>C_0805_2012Metric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5,C6</text:p>
          </table:table-cell>
          <table:table-cell table:style-name="ce5" office:value-type="string" calcext:value-type="string">
            <text:p>C_0805_2012Metric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0,C11</text:p>
          </table:table-cell>
          <table:table-cell table:style-name="ce5" office:value-type="string" calcext:value-type="string">
            <text:p>C_0402_1005Metric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10pF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1,D2,D3,D4,D5,D6,D7</text:p>
          </table:table-cell>
          <table:table-cell table:style-name="ce5" office:value-type="string" calcext:value-type="string">
            <text:p>LED_0603_1608Metric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PinHeader_2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SWD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PinHeader_1x04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JST_PH_S2B-PH-K_1x02_P2.00mm_Horizont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PIR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Q1,Q2</text:p>
          </table:table-cell>
          <table:table-cell table:style-name="ce5" office:value-type="string" calcext:value-type="string">
            <text:p>SOT-23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NX2301P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SOT-2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SI2333DDS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R1,R2,R4,R5</text:p>
          </table:table-cell>
          <table:table-cell table:style-name="ce5" office:value-type="string" calcext:value-type="string">
            <text:p>R_0603_1608Metric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2k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R6,R7</text:p>
          </table:table-cell>
          <table:table-cell table:style-name="ce5" office:value-type="string" calcext:value-type="string">
            <text:p>R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R8,R9,R10,R11,R12,R13,R14</text:p>
          </table:table-cell>
          <table:table-cell table:style-name="ce5" office:value-type="string" calcext:value-type="string">
            <text:p>R_0603_1608Metric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SOT-223-3_TabPin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D1117S33TR_SOT223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SOT-23-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MCP73831-2-O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XBee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XBee_Module_TH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LQFP-32_7x7mm_P0.8mm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STM32L031K6T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Allegro_SIP-3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321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Crystal_SMD_3215-2Pin_3.2x1.5mm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Crysta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REF**,REF**,REF**,REF**</text:p>
          </table:table-cell>
          <table:table-cell table:style-name="ce5" office:value-type="string" calcext:value-type="string">
            <text:p>MountingHole_3.2mm_M3_ISO14580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MountingHole_3.2mm_M3_ISO1458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JP1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ED_EN</text:p>
          </table:table-cell>
          <table:table-cell table:style-name="ce5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18:00:51.323910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30T18:01:24.292996915</dc:date>
    <meta:editing-duration>PT7M52S</meta:editing-duration>
    <meta:editing-cycles>3</meta:editing-cycles>
    <meta:generator>LibreOffice/6.2.4.2$Linux_X86_64 LibreOffice_project/20$Build-2</meta:generator>
    <meta:document-statistic meta:table-count="1" meta:cell-count="155" meta:object-count="0"/>
  </office:meta>
</office:document-meta>
</file>